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si</text:p>
          </table:table-cell>
          <table:table-cell/>
          <table:table-cell office:value-type="string" calcext:value-type="string">
            <text:p>beta1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21</text:p>
          </table:table-cell>
          <table:table-cell table:style-name="Default" office:value-type="string" calcext:value-type="string">
            <text:p>r2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1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QRT([.$D$5]/[.$D$1])*(COS([.A3])+[.$D$3]*SIN([.A3]))" office:value-type="float" office:value="1.06600358177805" calcext:value-type="float">
            <text:p>1,06600358177805</text:p>
          </table:table-cell>
          <table:table-cell table:formula="of:=SQRT([.$D$5]*[.$D$1])*SIN([.A3])" office:value-type="float" office:value="0" calcext:value-type="float">
            <text:p>0</text:p>
          </table:table-cell>
          <table:table-cell table:formula="of:=1/(SQRT([.$D$5]*[.$D$1]))*(-1*(1+[.$D$3]*[.$D$7])*SIN([.A3])+([.$D$3]-[.$D$7])*COS([.A3]))" office:value-type="float" office:value="-0.021320071635561" calcext:value-type="float">
            <text:p>-0,021320071635561</text:p>
          </table:table-cell>
          <table:table-cell table:formula="of:=SQRT([.$D$5]/[.$D$1])*(COS([.A3])-[.$D$3]*SIN([.A3]))" office:value-type="float" office:value="1.06600358177805" calcext:value-type="float">
            <text:p>1,06600358177805</text:p>
          </table:table-cell>
          <table:table-cell/>
          <table:table-cell table:formula="of:=[.F3]*[.I3]-[.G3]*[.H3]" office:value-type="float" office:value="1.13636363636364" calcext:value-type="float">
            <text:p>1,1363636363636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4"/>
          <table:table-cell table:formula="of:=SQRT([.$D$5]/[.$D$1])*(COS([.A4])+[.$D$3]*SIN([.A4]))" office:value-type="float" office:value="1.11388939393379" calcext:value-type="float">
            <text:p>1,11388939393379</text:p>
          </table:table-cell>
          <table:table-cell table:formula="of:=SQRT([.$D$5]*[.$D$1])*SIN([.A4])" office:value-type="float" office:value="1.87304092318921" calcext:value-type="float">
            <text:p>1,87304092318921</text:p>
          </table:table-cell>
          <table:table-cell table:formula="of:=1/(SQRT([.$D$5]*[.$D$1]))*(-1*(1+[.$D$3]*[.$D$7])*SIN([.A4])+([.$D$3]-[.$D$7])*COS([.A4]))" office:value-type="float" office:value="-0.0289292116115919" calcext:value-type="float">
            <text:p>-0,028929211611592</text:p>
          </table:table-cell>
          <table:table-cell table:formula="of:=SQRT([.$D$5]/[.$D$1])*(COS([.A4])-[.$D$3]*SIN([.A4]))" office:value-type="float" office:value="1.00746661420713" calcext:value-type="float">
            <text:p>1,00746661420713</text:p>
          </table:table-cell>
          <table:table-cell/>
          <table:table-cell table:formula="of:=[.F4]*[.I4]-[.G4]*[.H4]" office:value-type="float" office:value="1.17639197353181" calcext:value-type="float">
            <text:p>1,1763919735318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eta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$D$5]/[.$D$1])*(COS([.A5])+[.$D$3]*SIN([.A5]))" office:value-type="float" office:value="1.15064559146821" calcext:value-type="float">
            <text:p>1,15064559146821</text:p>
          </table:table-cell>
          <table:table-cell table:formula="of:=SQRT([.$D$5]*[.$D$1])*SIN([.A5])" office:value-type="float" office:value="3.72736704061892" calcext:value-type="float">
            <text:p>3,72736704061892</text:p>
          </table:table-cell>
          <table:table-cell table:formula="of:=1/(SQRT([.$D$5]*[.$D$1]))*(-1*(1+[.$D$3]*[.$D$7])*SIN([.A5])+([.$D$3]-[.$D$7])*COS([.A5]))" office:value-type="float" office:value="-0.0362493004679258" calcext:value-type="float">
            <text:p>-0,036249300467926</text:p>
          </table:table-cell>
          <table:table-cell table:formula="of:=SQRT([.$D$5]/[.$D$1])*(COS([.A5])-[.$D$3]*SIN([.A5]))" office:value-type="float" office:value="0.93886337325123" calcext:value-type="float">
            <text:p>0,93886337325123</text:p>
          </table:table-cell>
          <table:table-cell/>
          <table:table-cell table:formula="of:=[.F5]*[.I5]-[.G5]*[.H5]" office:value-type="float" office:value="1.21541344923214" calcext:value-type="float">
            <text:p>1,2154134492321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4"/>
          <table:table-cell table:formula="of:=SQRT([.$D$5]/[.$D$1])*(COS([.A6])+[.$D$3]*SIN([.A6]))" office:value-type="float" office:value="1.17590491860555" calcext:value-type="float">
            <text:p>1,17590491860555</text:p>
          </table:table-cell>
          <table:table-cell table:formula="of:=SQRT([.$D$5]*[.$D$1])*SIN([.A6])" office:value-type="float" office:value="5.5444505386825" calcext:value-type="float">
            <text:p>5,5444505386825</text:p>
          </table:table-cell>
          <table:table-cell table:formula="of:=1/(SQRT([.$D$5]*[.$D$1]))*(-1*(1+[.$D$3]*[.$D$7])*SIN([.A6])+([.$D$3]-[.$D$7])*COS([.A6]))" office:value-type="float" office:value="-0.0432071982964097" calcext:value-type="float">
            <text:p>-0,04320719829641</text:p>
          </table:table-cell>
          <table:table-cell table:formula="of:=SQRT([.$D$5]/[.$D$1])*(COS([.A6])-[.$D$3]*SIN([.A6]))" office:value-type="float" office:value="0.860879319816776" calcext:value-type="float">
            <text:p>0,860879319816776</text:p>
          </table:table-cell>
          <table:table-cell/>
          <table:table-cell table:formula="of:=[.F6]*[.I6]-[.G6]*[.H6]" office:value-type="float" office:value="1.25187240036784" calcext:value-type="float">
            <text:p>1,2518724003678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lpha2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SQRT([.$D$5]/[.$D$1])*(COS([.A7])+[.$D$3]*SIN([.A7]))" office:value-type="float" office:value="1.18941499249868" calcext:value-type="float">
            <text:p>1,18941499249868</text:p>
          </table:table-cell>
          <table:table-cell table:formula="of:=SQRT([.$D$5]*[.$D$1])*SIN([.A7])" office:value-type="float" office:value="7.30613571971524" calcext:value-type="float">
            <text:p>7,30613571971524</text:p>
          </table:table-cell>
          <table:table-cell table:formula="of:=1/(SQRT([.$D$5]*[.$D$1]))*(-1*(1+[.$D$3]*[.$D$7])*SIN([.A7])+([.$D$3]-[.$D$7])*COS([.A7]))" office:value-type="float" office:value="-0.0497333840819168" calcext:value-type="float">
            <text:p>-0,049733384081917</text:p>
          </table:table-cell>
          <table:table-cell table:formula="of:=SQRT([.$D$5]/[.$D$1])*(COS([.A7])-[.$D$3]*SIN([.A7]))" office:value-type="float" office:value="0.774293644787582" calcext:value-type="float">
            <text:p>0,774293644787582</text:p>
          </table:table-cell>
          <table:table-cell/>
          <table:table-cell table:formula="of:=[.F7]*[.I7]-[.G7]*[.H7]" office:value-type="float" office:value="1.28431532361" calcext:value-type="float">
            <text:p>1,2843153236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/>
          <table:table-cell table:formula="of:=SQRT([.$D$5]/[.$D$1])*(COS([.A8])+[.$D$3]*SIN([.A8]))" office:value-type="float" office:value="1.19104082495507" calcext:value-type="float">
            <text:p>1,19104082495507</text:p>
          </table:table-cell>
          <table:table-cell table:formula="of:=SQRT([.$D$5]*[.$D$1])*SIN([.A8])" office:value-type="float" office:value="8.99482040772396" calcext:value-type="float">
            <text:p>8,99482040772396</text:p>
          </table:table-cell>
          <table:table-cell table:formula="of:=1/(SQRT([.$D$5]*[.$D$1]))*(-1*(1+[.$D$3]*[.$D$7])*SIN([.A8])+([.$D$3]-[.$D$7])*COS([.A8]))" office:value-type="float" office:value="-0.0557626503333485" calcext:value-type="float">
            <text:p>-0,055762650333349</text:p>
          </table:table-cell>
          <table:table-cell table:formula="of:=SQRT([.$D$5]/[.$D$1])*(COS([.A8])-[.$D$3]*SIN([.A8]))" office:value-type="float" office:value="0.67997148360712" calcext:value-type="float">
            <text:p>0,67997148360712</text:p>
          </table:table-cell>
          <table:table-cell/>
          <table:table-cell table:formula="of:=[.F8]*[.I8]-[.G8]*[.H8]" office:value-type="float" office:value="1.31144882198853" calcext:value-type="float">
            <text:p>1,3114488219885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/>
          <table:table-cell table:formula="of:=SQRT([.$D$5]/[.$D$1])*(COS([.A9])+[.$D$3]*SIN([.A9]))" office:value-type="float" office:value="1.18076617119427" calcext:value-type="float">
            <text:p>1,18076617119427</text:p>
          </table:table-cell>
          <table:table-cell table:formula="of:=SQRT([.$D$5]*[.$D$1])*SIN([.A9])" office:value-type="float" office:value="10.593631823511" calcext:value-type="float">
            <text:p>10,593631823511</text:p>
          </table:table-cell>
          <table:table-cell table:formula="of:=1/(SQRT([.$D$5]*[.$D$1]))*(-1*(1+[.$D$3]*[.$D$7])*SIN([.A9])+([.$D$3]-[.$D$7])*COS([.A9]))" office:value-type="float" office:value="-0.0612347546153308" calcext:value-type="float">
            <text:p>-0,061234754615331</text:p>
          </table:table-cell>
          <table:table-cell table:formula="of:=SQRT([.$D$5]/[.$D$1])*(COS([.A9])-[.$D$3]*SIN([.A9]))" office:value-type="float" office:value="0.578855272131145" calcext:value-type="float">
            <text:p>0,578855272131145</text:p>
          </table:table-cell>
          <table:table-cell/>
          <table:table-cell table:formula="of:=[.F9]*[.I9]-[.G9]*[.H9]" office:value-type="float" office:value="1.33219116854777" calcext:value-type="float">
            <text:p>1,3321911685477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/>
          <table:table-cell table:formula="of:=SQRT([.$D$5]/[.$D$1])*(COS([.A10])+[.$D$3]*SIN([.A10]))" office:value-type="float" office:value="1.1586936921603" calcext:value-type="float">
            <text:p>1,1586936921603</text:p>
          </table:table-cell>
          <table:table-cell table:formula="of:=SQRT([.$D$5]*[.$D$1])*SIN([.A10])" office:value-type="float" office:value="12.0865951719067" calcext:value-type="float">
            <text:p>12,0865951719067</text:p>
          </table:table-cell>
          <table:table-cell table:formula="of:=1/(SQRT([.$D$5]*[.$D$1]))*(-1*(1+[.$D$3]*[.$D$7])*SIN([.A10])+([.$D$3]-[.$D$7])*COS([.A10]))" office:value-type="float" office:value="-0.0660950214707155" calcext:value-type="float">
            <text:p>-0,066095021470716</text:p>
          </table:table-cell>
          <table:table-cell table:formula="of:=SQRT([.$D$5]/[.$D$1])*(COS([.A10])-[.$D$3]*SIN([.A10]))" office:value-type="float" office:value="0.471955330120149" calcext:value-type="float">
            <text:p>0,471955330120149</text:p>
          </table:table-cell>
          <table:table-cell/>
          <table:table-cell table:formula="of:=[.F10]*[.I10]-[.G10]*[.H10]" office:value-type="float" office:value="1.34571543138667" calcext:value-type="float">
            <text:p>1,345715431386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4"/>
          <table:table-cell table:formula="of:=SQRT([.$D$5]/[.$D$1])*(COS([.A11])+[.$D$3]*SIN([.A11]))" office:value-type="float" office:value="1.12504392876748" calcext:value-type="float">
            <text:p>1,12504392876748</text:p>
          </table:table-cell>
          <table:table-cell table:formula="of:=SQRT([.$D$5]*[.$D$1])*SIN([.A11])" office:value-type="float" office:value="13.4587932566418" calcext:value-type="float">
            <text:p>13,4587932566418</text:p>
          </table:table-cell>
          <table:table-cell table:formula="of:=1/(SQRT([.$D$5]*[.$D$1]))*(-1*(1+[.$D$3]*[.$D$7])*SIN([.A11])+([.$D$3]-[.$D$7])*COS([.A11]))" office:value-type="float" office:value="-0.0702948887196741" calcext:value-type="float">
            <text:p>-0,070294888719674</text:p>
          </table:table-cell>
          <table:table-cell table:formula="of:=SQRT([.$D$5]/[.$D$1])*(COS([.A11])-[.$D$3]*SIN([.A11]))" office:value-type="float" office:value="0.360339766458282" calcext:value-type="float">
            <text:p>0,360339766458282</text:p>
          </table:table-cell>
          <table:table-cell/>
          <table:table-cell table:formula="of:=[.F11]*[.I11]-[.G11]*[.H11]" office:value-type="float" office:value="1.35148244082412" calcext:value-type="float">
            <text:p>1,3514824408241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4"/>
          <table:table-cell table:formula="of:=SQRT([.$D$5]/[.$D$1])*(COS([.A12])+[.$D$3]*SIN([.A12]))" office:value-type="float" office:value="1.08015309832848" calcext:value-type="float">
            <text:p>1,08015309832848</text:p>
          </table:table-cell>
          <table:table-cell table:formula="of:=SQRT([.$D$5]*[.$D$1])*SIN([.A12])" office:value-type="float" office:value="14.6965155280421" calcext:value-type="float">
            <text:p>14,6965155280421</text:p>
          </table:table-cell>
          <table:table-cell table:formula="of:=1/(SQRT([.$D$5]*[.$D$1]))*(-1*(1+[.$D$3]*[.$D$7])*SIN([.A12])+([.$D$3]-[.$D$7])*COS([.A12]))" office:value-type="float" office:value="-0.0737923926769466" calcext:value-type="float">
            <text:p>-0,073792392676947</text:p>
          </table:table-cell>
          <table:table-cell table:formula="of:=SQRT([.$D$5]/[.$D$1])*(COS([.A12])-[.$D$3]*SIN([.A12]))" office:value-type="float" office:value="0.245123806962455" calcext:value-type="float">
            <text:p>0,245123806962455</text:p>
          </table:table-cell>
          <table:table-cell/>
          <table:table-cell table:formula="of:=[.F12]*[.I12]-[.G12]*[.H12]" office:value-type="float" office:value="1.3492622843927" calcext:value-type="float">
            <text:p>1,3492622843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formula="of:=SQRT([.$D$5]/[.$D$1])*(COS([.A13])+[.$D$3]*SIN([.A13]))" office:value-type="float" office:value="1.02446973518214" calcext:value-type="float">
            <text:p>1,02446973518214</text:p>
          </table:table-cell>
          <table:table-cell table:formula="of:=SQRT([.$D$5]*[.$D$1])*SIN([.A13])" office:value-type="float" office:value="15.7873950743084" calcext:value-type="float">
            <text:p>15,7873950743084</text:p>
          </table:table-cell>
          <table:table-cell table:formula="of:=1/(SQRT([.$D$5]*[.$D$1]))*(-1*(1+[.$D$3]*[.$D$7])*SIN([.A13])+([.$D$3]-[.$D$7])*COS([.A13]))" office:value-type="float" office:value="-0.0765525874391129" calcext:value-type="float">
            <text:p>-0,076552587439113</text:p>
          </table:table-cell>
          <table:table-cell table:formula="of:=SQRT([.$D$5]/[.$D$1])*(COS([.A13])-[.$D$3]*SIN([.A13]))" office:value-type="float" office:value="0.127458651414616" calcext:value-type="float">
            <text:p>0,127458651414616</text:p>
          </table:table-cell>
          <table:table-cell/>
          <table:table-cell table:formula="of:=[.F13]*[.I13]-[.G13]*[.H13]" office:value-type="float" office:value="1.33914347272322" calcext:value-type="float">
            <text:p>1,33914347272322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4"/>
          <table:table-cell table:formula="of:=SQRT([.$D$5]/[.$D$1])*(COS([.A14])+[.$D$3]*SIN([.A14]))" office:value-type="float" office:value="0.958550209086524" calcext:value-type="float">
            <text:p>0,958550209086524</text:p>
          </table:table-cell>
          <table:table-cell table:formula="of:=SQRT([.$D$5]*[.$D$1])*SIN([.A14])" office:value-type="float" office:value="16.7205321876112" calcext:value-type="float">
            <text:p>16,7205321876112</text:p>
          </table:table-cell>
          <table:table-cell table:formula="of:=1/(SQRT([.$D$5]*[.$D$1]))*(-1*(1+[.$D$3]*[.$D$7])*SIN([.A14])+([.$D$3]-[.$D$7])*COS([.A14]))" office:value-type="float" office:value="-0.0785478940525087" calcext:value-type="float">
            <text:p>-0,078547894052509</text:p>
          </table:table-cell>
          <table:table-cell table:formula="of:=SQRT([.$D$5]/[.$D$1])*(COS([.A14])-[.$D$3]*SIN([.A14]))" office:value-type="float" office:value="0.00851997115407151" calcext:value-type="float">
            <text:p>0,008519971154072</text:p>
          </table:table-cell>
          <table:table-cell/>
          <table:table-cell table:formula="of:=[.F14]*[.I14]-[.G14]*[.H14]" office:value-type="float" office:value="1.32152941090519" calcext:value-type="float">
            <text:p>1,3215294109051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4"/>
          <table:table-cell table:formula="of:=SQRT([.$D$5]/[.$D$1])*(COS([.A15])+[.$D$3]*SIN([.A15]))" office:value-type="float" office:value="0.883053166156289" calcext:value-type="float">
            <text:p>0,883053166156289</text:p>
          </table:table-cell>
          <table:table-cell table:formula="of:=SQRT([.$D$5]*[.$D$1])*SIN([.A15])" office:value-type="float" office:value="17.4866032703684" calcext:value-type="float">
            <text:p>17,4866032703684</text:p>
          </table:table-cell>
          <table:table-cell table:formula="of:=1/(SQRT([.$D$5]*[.$D$1]))*(-1*(1+[.$D$3]*[.$D$7])*SIN([.A15])+([.$D$3]-[.$D$7])*COS([.A15]))" office:value-type="float" office:value="-0.0797583760730136" calcext:value-type="float">
            <text:p>-0,079758376073014</text:p>
          </table:table-cell>
          <table:table-cell table:formula="of:=SQRT([.$D$5]/[.$D$1])*(COS([.A15])-[.$D$3]*SIN([.A15]))" office:value-type="float" office:value="-0.110503837841916" calcext:value-type="float">
            <text:p>-0,110503837841916</text:p>
          </table:table-cell>
          <table:table-cell/>
          <table:table-cell table:formula="of:=[.F15]*[.I15]-[.G15]*[.H15]" office:value-type="float" office:value="1.29712231599891" calcext:value-type="float">
            <text:p>1,29712231599891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4"/>
          <table:table-cell table:formula="of:=SQRT([.$D$5]/[.$D$1])*(COS([.A16])+[.$D$3]*SIN([.A16]))" office:value-type="float" office:value="0.798732947888388" calcext:value-type="float">
            <text:p>0,798732947888388</text:p>
          </table:table-cell>
          <table:table-cell table:formula="of:=SQRT([.$D$5]*[.$D$1])*SIN([.A16])" office:value-type="float" office:value="18.0779539935507" calcext:value-type="float">
            <text:p>18,0779539935507</text:p>
          </table:table-cell>
          <table:table-cell table:formula="of:=1/(SQRT([.$D$5]*[.$D$1]))*(-1*(1+[.$D$3]*[.$D$7])*SIN([.A16])+([.$D$3]-[.$D$7])*COS([.A16]))" office:value-type="float" office:value="-0.0801719387644108" calcext:value-type="float">
            <text:p>-0,080171938764411</text:p>
          </table:table-cell>
          <table:table-cell table:formula="of:=SQRT([.$D$5]/[.$D$1])*(COS([.A16])-[.$D$3]*SIN([.A16]))" office:value-type="float" office:value="-0.228423529017901" calcext:value-type="float">
            <text:p>-0,228423529017901</text:p>
          </table:table-cell>
          <table:table-cell/>
          <table:table-cell table:formula="of:=[.F16]*[.I16]-[.G16]*[.H16]" office:value-type="float" office:value="1.26689522185724" calcext:value-type="float">
            <text:p>1,2668952218572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4"/>
          <table:table-cell table:formula="of:=SQRT([.$D$5]/[.$D$1])*(COS([.A17])+[.$D$3]*SIN([.A17]))" office:value-type="float" office:value="0.706432054031195" calcext:value-type="float">
            <text:p>0,706432054031195</text:p>
          </table:table-cell>
          <table:table-cell table:formula="of:=SQRT([.$D$5]*[.$D$1])*SIN([.A17])" office:value-type="float" office:value="18.4886757762065" calcext:value-type="float">
            <text:p>18,4886757762065</text:p>
          </table:table-cell>
          <table:table-cell table:formula="of:=1/(SQRT([.$D$5]*[.$D$1]))*(-1*(1+[.$D$3]*[.$D$7])*SIN([.A17])+([.$D$3]-[.$D$7])*COS([.A17]))" office:value-type="float" office:value="-0.0797844499449935" calcext:value-type="float">
            <text:p>-0,079784449944994</text:p>
          </table:table-cell>
          <table:table-cell table:formula="of:=SQRT([.$D$5]/[.$D$1])*(COS([.A17])-[.$D$3]*SIN([.A17]))" office:value-type="float" office:value="-0.344060887798717" calcext:value-type="float">
            <text:p>-0,344060887798717</text:p>
          </table:table-cell>
          <table:table-cell/>
          <table:table-cell table:formula="of:=[.F17]*[.I17]-[.G17]*[.H17]" office:value-type="float" office:value="1.23205318733651" calcext:value-type="float">
            <text:p>1,2320531873365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4"/>
          <table:table-cell table:formula="of:=SQRT([.$D$5]/[.$D$1])*(COS([.A18])+[.$D$3]*SIN([.A18]))" office:value-type="float" office:value="0.607072724605514" calcext:value-type="float">
            <text:p>0,607072724605514</text:p>
          </table:table-cell>
          <table:table-cell table:formula="of:=SQRT([.$D$5]*[.$D$1])*SIN([.A18])" office:value-type="float" office:value="18.7146648220501" calcext:value-type="float">
            <text:p>18,7146648220501</text:p>
          </table:table-cell>
          <table:table-cell table:formula="of:=1/(SQRT([.$D$5]*[.$D$1]))*(-1*(1+[.$D$3]*[.$D$7])*SIN([.A18])+([.$D$3]-[.$D$7])*COS([.A18]))" office:value-type="float" office:value="-0.0785997812749585" calcext:value-type="float">
            <text:p>-0,078599781274959</text:p>
          </table:table-cell>
          <table:table-cell table:formula="of:=SQRT([.$D$5]/[.$D$1])*(COS([.A18])-[.$D$3]*SIN([.A18]))" office:value-type="float" office:value="-0.456260503920058" calcext:value-type="float">
            <text:p>-0,456260503920058</text:p>
          </table:table-cell>
          <table:table-cell/>
          <table:table-cell table:formula="of:=[.F18]*[.I18]-[.G18]*[.H18]" office:value-type="float" office:value="1.19398525440266" calcext:value-type="float">
            <text:p>1,1939852544026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4"/>
          <table:table-cell table:formula="of:=SQRT([.$D$5]/[.$D$1])*(COS([.A19])+[.$D$3]*SIN([.A19]))" office:value-type="float" office:value="0.501647725187137" calcext:value-type="float">
            <text:p>0,501647725187137</text:p>
          </table:table-cell>
          <table:table-cell table:formula="of:=SQRT([.$D$5]*[.$D$1])*SIN([.A19])" office:value-type="float" office:value="18.7536631232375" calcext:value-type="float">
            <text:p>18,7536631232375</text:p>
          </table:table-cell>
          <table:table-cell table:formula="of:=1/(SQRT([.$D$5]*[.$D$1]))*(-1*(1+[.$D$3]*[.$D$7])*SIN([.A19])+([.$D$3]-[.$D$7])*COS([.A19]))" office:value-type="float" office:value="-0.0766297695720576" calcext:value-type="float">
            <text:p>-0,076629769572058</text:p>
          </table:table-cell>
          <table:table-cell table:formula="of:=SQRT([.$D$5]/[.$D$1])*(COS([.A19])-[.$D$3]*SIN([.A19]))" office:value-type="float" office:value="-0.563901315905901" calcext:value-type="float">
            <text:p>-0,563901315905901</text:p>
          </table:table-cell>
          <table:table-cell/>
          <table:table-cell table:formula="of:=[.F19]*[.I19]-[.G19]*[.H19]" office:value-type="float" office:value="1.15420907141145" calcext:value-type="float">
            <text:p>1,1542090714114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4"/>
          <table:table-cell table:formula="of:=SQRT([.$D$5]/[.$D$1])*(COS([.A20])+[.$D$3]*SIN([.A20]))" office:value-type="float" office:value="0.391210427521381" calcext:value-type="float">
            <text:p>0,391210427521381</text:p>
          </table:table-cell>
          <table:table-cell table:formula="of:=SQRT([.$D$5]*[.$D$1])*SIN([.A20])" office:value-type="float" office:value="18.6052810216343" calcext:value-type="float">
            <text:p>18,6052810216343</text:p>
          </table:table-cell>
          <table:table-cell table:formula="of:=1/(SQRT([.$D$5]*[.$D$1]))*(-1*(1+[.$D$3]*[.$D$7])*SIN([.A20])+([.$D$3]-[.$D$7])*COS([.A20]))" office:value-type="float" office:value="-0.0738940985420267" calcext:value-type="float">
            <text:p>-0,073894098542027</text:p>
          </table:table-cell>
          <table:table-cell table:formula="of:=SQRT([.$D$5]/[.$D$1])*(COS([.A20])-[.$D$3]*SIN([.A20]))" office:value-type="float" office:value="-0.665907812344204" calcext:value-type="float">
            <text:p>-0,665907812344204</text:p>
          </table:table-cell>
          <table:table-cell/>
          <table:table-cell table:formula="of:=[.F20]*[.I20]-[.G20]*[.H20]" office:value-type="float" office:value="1.11431038925774" calcext:value-type="float">
            <text:p>1,1143103892577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4"/>
          <table:table-cell table:formula="of:=SQRT([.$D$5]/[.$D$1])*(COS([.A21])+[.$D$3]*SIN([.A21]))" office:value-type="float" office:value="0.276864284580806" calcext:value-type="float">
            <text:p>0,276864284580806</text:p>
          </table:table-cell>
          <table:table-cell table:formula="of:=SQRT([.$D$5]*[.$D$1])*SIN([.A21])" office:value-type="float" office:value="18.2710011021512" calcext:value-type="float">
            <text:p>18,2710011021512</text:p>
          </table:table-cell>
          <table:table-cell table:formula="of:=1/(SQRT([.$D$5]*[.$D$1]))*(-1*(1+[.$D$3]*[.$D$7])*SIN([.A21])+([.$D$3]-[.$D$7])*COS([.A21]))" office:value-type="float" office:value="-0.0704201021055053" calcext:value-type="float">
            <text:p>-0,070420102105505</text:p>
          </table:table-cell>
          <table:table-cell table:formula="of:=SQRT([.$D$5]/[.$D$1])*(COS([.A21])-[.$D$3]*SIN([.A21]))" office:value-type="float" office:value="-0.76126077804142" calcext:value-type="float">
            <text:p>-0,76126077804142</text:p>
          </table:table-cell>
          <table:table-cell/>
          <table:table-cell table:formula="of:=[.F21]*[.I21]-[.G21]*[.H21]" office:value-type="float" office:value="1.07587984249142" calcext:value-type="float">
            <text:p>1,0758798424914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4"/>
          <table:table-cell table:formula="of:=SQRT([.$D$5]/[.$D$1])*(COS([.A22])+[.$D$3]*SIN([.A22]))" office:value-type="float" office:value="0.159751805227865" calcext:value-type="float">
            <text:p>0,159751805227865</text:p>
          </table:table-cell>
          <table:table-cell table:formula="of:=SQRT([.$D$5]*[.$D$1])*SIN([.A22])" office:value-type="float" office:value="17.7541633792454" calcext:value-type="float">
            <text:p>17,7541633792454</text:p>
          </table:table-cell>
          <table:table-cell table:formula="of:=1/(SQRT([.$D$5]*[.$D$1]))*(-1*(1+[.$D$3]*[.$D$7])*SIN([.A22])+([.$D$3]-[.$D$7])*COS([.A22]))" office:value-type="float" office:value="-0.0662424912865366" calcext:value-type="float">
            <text:p>-0,066242491286537</text:p>
          </table:table-cell>
          <table:table-cell table:formula="of:=SQRT([.$D$5]/[.$D$1])*(COS([.A22])-[.$D$3]*SIN([.A22]))" office:value-type="float" office:value="-0.849007477683804" calcext:value-type="float">
            <text:p>-0,849007477683804</text:p>
          </table:table-cell>
          <table:table-cell/>
          <table:table-cell table:formula="of:=[.F22]*[.I22]-[.G22]*[.H22]" office:value-type="float" office:value="1.04044953573746" calcext:value-type="float">
            <text:p>1,04044953573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formula="of:=SQRT([.$D$5]/[.$D$1])*(COS([.A23])+[.$D$3]*SIN([.A23]))" office:value-type="float" office:value="0.0410431386440121" calcext:value-type="float">
            <text:p>0,041043138644012</text:p>
          </table:table-cell>
          <table:table-cell table:formula="of:=SQRT([.$D$5]*[.$D$1])*SIN([.A23])" office:value-type="float" office:value="17.0599319246003" calcext:value-type="float">
            <text:p>17,0599319246003</text:p>
          </table:table-cell>
          <table:table-cell table:formula="of:=1/(SQRT([.$D$5]*[.$D$1]))*(-1*(1+[.$D$3]*[.$D$7])*SIN([.A23])+([.$D$3]-[.$D$7])*COS([.A23]))" office:value-type="float" office:value="-0.0614030073914892" calcext:value-type="float">
            <text:p>-0,061403007391489</text:p>
          </table:table-cell>
          <table:table-cell table:formula="of:=SQRT([.$D$5]/[.$D$1])*(COS([.A23])-[.$D$3]*SIN([.A23]))" office:value-type="float" office:value="-0.928271175253731" calcext:value-type="float">
            <text:p>-0,928271175253731</text:p>
          </table:table-cell>
          <table:table-cell/>
          <table:table-cell table:formula="of:=[.F23]*[.I23]-[.G23]*[.H23]" office:value-type="float" office:value="1.00943196351935" calcext:value-type="float">
            <text:p>1,0094319635193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4"/>
          <table:table-cell table:formula="of:=SQRT([.$D$5]/[.$D$1])*(COS([.A24])+[.$D$3]*SIN([.A24]))" office:value-type="float" office:value="-0.0780756174141137" calcext:value-type="float">
            <text:p>-0,078075617414114</text:p>
          </table:table-cell>
          <table:table-cell table:formula="of:=SQRT([.$D$5]*[.$D$1])*SIN([.A24])" office:value-type="float" office:value="16.1952432694283" calcext:value-type="float">
            <text:p>16,1952432694283</text:p>
          </table:table-cell>
          <table:table-cell table:formula="of:=1/(SQRT([.$D$5]*[.$D$1]))*(-1*(1+[.$D$3]*[.$D$7])*SIN([.A24])+([.$D$3]-[.$D$7])*COS([.A24]))" office:value-type="float" office:value="-0.0559500049437217" calcext:value-type="float">
            <text:p>-0,055950004943722</text:p>
          </table:table-cell>
          <table:table-cell table:formula="of:=SQRT([.$D$5]/[.$D$1])*(COS([.A24])-[.$D$3]*SIN([.A24]))" office:value-type="float" office:value="-0.998259894086177" calcext:value-type="float">
            <text:p>-0,998259894086177</text:p>
          </table:table-cell>
          <table:table-cell/>
          <table:table-cell table:formula="of:=[.F24]*[.I24]-[.G24]*[.H24]" office:value-type="float" office:value="0.984063698559815" calcext:value-type="float">
            <text:p>0,98406369855981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4"/>
          <table:table-cell table:formula="of:=SQRT([.$D$5]/[.$D$1])*(COS([.A25])+[.$D$3]*SIN([.A25]))" office:value-type="float" office:value="-0.196414267711405" calcext:value-type="float">
            <text:p>-0,196414267711405</text:p>
          </table:table-cell>
          <table:table-cell table:formula="of:=SQRT([.$D$5]*[.$D$1])*SIN([.A25])" office:value-type="float" office:value="15.1687370969439" calcext:value-type="float">
            <text:p>15,1687370969439</text:p>
          </table:table-cell>
          <table:table-cell table:formula="of:=1/(SQRT([.$D$5]*[.$D$1]))*(-1*(1+[.$D$3]*[.$D$7])*SIN([.A25])+([.$D$3]-[.$D$7])*COS([.A25]))" office:value-type="float" office:value="-0.0499379685411692" calcext:value-type="float">
            <text:p>-0,049937968541169</text:p>
          </table:table-cell>
          <table:table-cell table:formula="of:=SQRT([.$D$5]/[.$D$1])*(COS([.A25])-[.$D$3]*SIN([.A25]))" office:value-type="float" office:value="-1.05827433003776" calcext:value-type="float">
            <text:p>-1,05827433003776</text:p>
          </table:table-cell>
          <table:table-cell/>
          <table:table-cell table:formula="of:=[.F25]*[.I25]-[.G25]*[.H25]" office:value-type="float" office:value="0.965356093528596" calcext:value-type="float">
            <text:p>0,96535609352859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4"/>
          <table:table-cell table:formula="of:=SQRT([.$D$5]/[.$D$1])*(COS([.A26])+[.$D$3]*SIN([.A26]))" office:value-type="float" office:value="-0.312790411571649" calcext:value-type="float">
            <text:p>-0,312790411571649</text:p>
          </table:table-cell>
          <table:table-cell table:formula="of:=SQRT([.$D$5]*[.$D$1])*SIN([.A26])" office:value-type="float" office:value="13.9906699175047" calcext:value-type="float">
            <text:p>13,9906699175047</text:p>
          </table:table-cell>
          <table:table-cell table:formula="of:=1/(SQRT([.$D$5]*[.$D$1]))*(-1*(1+[.$D$3]*[.$D$7])*SIN([.A26])+([.$D$3]-[.$D$7])*COS([.A26]))" office:value-type="float" office:value="-0.0434269684642512" calcext:value-type="float">
            <text:p>-0,043426968464251</text:p>
          </table:table-cell>
          <table:table-cell table:formula="of:=SQRT([.$D$5]/[.$D$1])*(COS([.A26])-[.$D$3]*SIN([.A26]))" office:value-type="float" office:value="-1.1077148387026" calcext:value-type="float">
            <text:p>-1,1077148387026</text:p>
          </table:table-cell>
          <table:table-cell/>
          <table:table-cell table:formula="of:=[.F26]*[.I26]-[.G26]*[.H26]" office:value-type="float" office:value="0.954054961603029" calcext:value-type="float">
            <text:p>0,95405496160302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4"/>
          <table:table-cell table:formula="of:=SQRT([.$D$5]/[.$D$1])*(COS([.A27])+[.$D$3]*SIN([.A27]))" office:value-type="float" office:value="-0.426041257034233" calcext:value-type="float">
            <text:p>-0,426041257034233</text:p>
          </table:table-cell>
          <table:table-cell table:formula="of:=SQRT([.$D$5]*[.$D$1])*SIN([.A27])" office:value-type="float" office:value="12.6728125889503" calcext:value-type="float">
            <text:p>12,6728125889503</text:p>
          </table:table-cell>
          <table:table-cell table:formula="of:=1/(SQRT([.$D$5]*[.$D$1]))*(-1*(1+[.$D$3]*[.$D$7])*SIN([.A27])+([.$D$3]-[.$D$7])*COS([.A27]))" office:value-type="float" office:value="-0.0364820604734855" calcext:value-type="float">
            <text:p>-0,036482060473486</text:p>
          </table:table-cell>
          <table:table-cell table:formula="of:=SQRT([.$D$5]/[.$D$1])*(COS([.A27])-[.$D$3]*SIN([.A27]))" office:value-type="float" office:value="-1.14608742686095" calcext:value-type="float">
            <text:p>-1,14608742686095</text:p>
          </table:table-cell>
          <table:table-cell/>
          <table:table-cell table:formula="of:=[.F27]*[.I27]-[.G27]*[.H27]" office:value-type="float" office:value="0.950610843250204" calcext:value-type="float">
            <text:p>0,95061084325020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4"/>
          <table:table-cell table:formula="of:=SQRT([.$D$5]/[.$D$1])*(COS([.A28])+[.$D$3]*SIN([.A28]))" office:value-type="float" office:value="-0.535035239087046" calcext:value-type="float">
            <text:p>-0,535035239087046</text:p>
          </table:table-cell>
          <table:table-cell table:formula="of:=SQRT([.$D$5]*[.$D$1])*SIN([.A28])" office:value-type="float" office:value="11.2283327060821" calcext:value-type="float">
            <text:p>11,2283327060821</text:p>
          </table:table-cell>
          <table:table-cell table:formula="of:=1/(SQRT([.$D$5]*[.$D$1]))*(-1*(1+[.$D$3]*[.$D$7])*SIN([.A28])+([.$D$3]-[.$D$7])*COS([.A28]))" office:value-type="float" office:value="-0.0291726357938346" calcext:value-type="float">
            <text:p>-0,029172635793835</text:p>
          </table:table-cell>
          <table:table-cell table:formula="of:=SQRT([.$D$5]/[.$D$1])*(COS([.A28])-[.$D$3]*SIN([.A28]))" office:value-type="float" office:value="-1.17300868829625" calcext:value-type="float">
            <text:p>-1,17300868829625</text:p>
          </table:table-cell>
          <table:table-cell/>
          <table:table-cell table:formula="of:=[.F28]*[.I28]-[.G28]*[.H28]" office:value-type="float" office:value="0.955161044600302" calcext:value-type="float">
            <text:p>0,95516104460030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4"/>
          <table:table-cell table:formula="of:=SQRT([.$D$5]/[.$D$1])*(COS([.A29])+[.$D$3]*SIN([.A29]))" office:value-type="float" office:value="-0.638683325890038" calcext:value-type="float">
            <text:p>-0,638683325890038</text:p>
          </table:table-cell>
          <table:table-cell table:formula="of:=SQRT([.$D$5]*[.$D$1])*SIN([.A29])" office:value-type="float" office:value="9.67166303440797" calcext:value-type="float">
            <text:p>9,67166303440797</text:p>
          </table:table-cell>
          <table:table-cell table:formula="of:=1/(SQRT([.$D$5]*[.$D$1]))*(-1*(1+[.$D$3]*[.$D$7])*SIN([.A29])+([.$D$3]-[.$D$7])*COS([.A29]))" office:value-type="float" office:value="-0.021571727780523" calcext:value-type="float">
            <text:p>-0,021571727780523</text:p>
          </table:table-cell>
          <table:table-cell table:formula="of:=SQRT([.$D$5]/[.$D$1])*(COS([.A29])-[.$D$3]*SIN([.A29]))" office:value-type="float" office:value="-1.18820963466322" calcext:value-type="float">
            <text:p>-1,18820963466322</text:p>
          </table:table-cell>
          <table:table-cell/>
          <table:table-cell table:formula="of:=[.F29]*[.I29]-[.G29]*[.H29]" office:value-type="float" office:value="0.967524163484486" calcext:value-type="float">
            <text:p>0,96752416348448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4"/>
          <table:table-cell table:formula="of:=SQRT([.$D$5]/[.$D$1])*(COS([.A30])+[.$D$3]*SIN([.A30]))" office:value-type="float" office:value="-0.735949900021374" calcext:value-type="float">
            <text:p>-0,735949900021374</text:p>
          </table:table-cell>
          <table:table-cell table:formula="of:=SQRT([.$D$5]*[.$D$1])*SIN([.A30])" office:value-type="float" office:value="8.01835730272082" calcext:value-type="float">
            <text:p>8,01835730272082</text:p>
          </table:table-cell>
          <table:table-cell table:formula="of:=1/(SQRT([.$D$5]*[.$D$1]))*(-1*(1+[.$D$3]*[.$D$7])*SIN([.A30])+([.$D$3]-[.$D$7])*COS([.A30]))" office:value-type="float" office:value="-0.0137552821938936" calcext:value-type="float">
            <text:p>-0,013755282193894</text:p>
          </table:table-cell>
          <table:table-cell table:formula="of:=SQRT([.$D$5]/[.$D$1])*(COS([.A30])-[.$D$3]*SIN([.A30]))" office:value-type="float" office:value="-1.19153838313051" calcext:value-type="float">
            <text:p>-1,19153838313051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4"/>
          <table:table-cell table:formula="of:=SQRT([.$D$5]/[.$D$1])*(COS([.A31])+[.$D$3]*SIN([.A31]))" office:value-type="float" office:value="-0.82586310602439" calcext:value-type="float">
            <text:p>-0,82586310602439</text:p>
          </table:table-cell>
          <table:table-cell table:formula="of:=SQRT([.$D$5]*[.$D$1])*SIN([.A31])" office:value-type="float" office:value="6.28493479538142" calcext:value-type="float">
            <text:p>6,28493479538142</text:p>
          </table:table-cell>
          <table:table-cell table:formula="of:=1/(SQRT([.$D$5]*[.$D$1]))*(-1*(1+[.$D$3]*[.$D$7])*SIN([.A31])+([.$D$3]-[.$D$7])*COS([.A31]))" office:value-type="float" office:value="-0.00580139837447462" calcext:value-type="float">
            <text:p>-0,005801398374475</text:p>
          </table:table-cell>
          <table:table-cell table:formula="of:=SQRT([.$D$5]/[.$D$1])*(COS([.A31])-[.$D$3]*SIN([.A31]))" office:value-type="float" office:value="-1.18296167394379" calcext:value-type="float">
            <text:p>-1,18296167394379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4"/>
          <table:table-cell table:formula="of:=SQRT([.$D$5]/[.$D$1])*(COS([.A32])+[.$D$3]*SIN([.A32]))" office:value-type="float" office:value="-0.907524560866058" calcext:value-type="float">
            <text:p>-0,907524560866058</text:p>
          </table:table-cell>
          <table:table-cell table:formula="of:=SQRT([.$D$5]*[.$D$1])*SIN([.A32])" office:value-type="float" office:value="4.48871529708979" calcext:value-type="float">
            <text:p>4,48871529708979</text:p>
          </table:table-cell>
          <table:table-cell table:formula="of:=1/(SQRT([.$D$5]*[.$D$1]))*(-1*(1+[.$D$3]*[.$D$7])*SIN([.A32])+([.$D$3]-[.$D$7])*COS([.A32]))" office:value-type="float" office:value="0.00221045109981481" calcext:value-type="float">
            <text:p>0,002210451099815</text:p>
          </table:table-cell>
          <table:table-cell table:formula="of:=SQRT([.$D$5]/[.$D$1])*(COS([.A32])-[.$D$3]*SIN([.A32]))" office:value-type="float" office:value="-1.16256520274616" calcext:value-type="float">
            <text:p>-1,162565202746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formula="of:=SQRT([.$D$5]/[.$D$1])*(COS([.A33])+[.$D$3]*SIN([.A33]))" office:value-type="float" office:value="-0.980118330283288" calcext:value-type="float">
            <text:p>-0,980118330283288</text:p>
          </table:table-cell>
          <table:table-cell table:formula="of:=SQRT([.$D$5]*[.$D$1])*SIN([.A33])" office:value-type="float" office:value="2.64764603932164" calcext:value-type="float">
            <text:p>2,64764603932164</text:p>
          </table:table-cell>
          <table:table-cell table:formula="of:=1/(SQRT([.$D$5]*[.$D$1]))*(-1*(1+[.$D$3]*[.$D$7])*SIN([.A33])+([.$D$3]-[.$D$7])*COS([.A33]))" office:value-type="float" office:value="0.0102002144773929" calcext:value-type="float">
            <text:p>0,010200214477393</text:p>
          </table:table-cell>
          <table:table-cell table:formula="of:=SQRT([.$D$5]/[.$D$1])*(COS([.A33])-[.$D$3]*SIN([.A33]))" office:value-type="float" office:value="-1.13055276433565" calcext:value-type="float">
            <text:p>-1,13055276433565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4"/>
          <table:table-cell table:formula="of:=SQRT([.$D$5]/[.$D$1])*(COS([.A34])+[.$D$3]*SIN([.A34]))" office:value-type="float" office:value="-1.04291908132837" calcext:value-type="float">
            <text:p>-1,04291908132837</text:p>
          </table:table-cell>
          <table:table-cell table:formula="of:=SQRT([.$D$5]*[.$D$1])*SIN([.A34])" office:value-type="float" office:value="0.780122377524015" calcext:value-type="float">
            <text:p>0,780122377524015</text:p>
          </table:table-cell>
          <table:table-cell table:formula="of:=1/(SQRT([.$D$5]*[.$D$1]))*(-1*(1+[.$D$3]*[.$D$7])*SIN([.A34])+([.$D$3]-[.$D$7])*COS([.A34]))" office:value-type="float" office:value="0.0180880606836555" calcext:value-type="float">
            <text:p>0,018088060683656</text:p>
          </table:table-cell>
          <table:table-cell table:formula="of:=SQRT([.$D$5]/[.$D$1])*(COS([.A34])-[.$D$3]*SIN([.A34]))" office:value-type="float" office:value="-1.08724421641496" calcext:value-type="float">
            <text:p>-1,08724421641496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4"/>
          <table:table-cell table:formula="of:=SQRT([.$D$5]/[.$D$1])*(COS([.A35])+[.$D$3]*SIN([.A35]))" office:value-type="float" office:value="-1.09529932965604" calcext:value-type="float">
            <text:p>-1,09529932965604</text:p>
          </table:table-cell>
          <table:table-cell table:formula="of:=SQRT([.$D$5]*[.$D$1])*SIN([.A35])" office:value-type="float" office:value="-1.09519600919566" calcext:value-type="float">
            <text:p>-1,09519600919566</text:p>
          </table:table-cell>
          <table:table-cell table:formula="of:=1/(SQRT([.$D$5]*[.$D$1]))*(-1*(1+[.$D$3]*[.$D$7])*SIN([.A35])+([.$D$3]-[.$D$7])*COS([.A35]))" office:value-type="float" office:value="0.0257951769666849" calcext:value-type="float">
            <text:p>0,025795176966685</text:p>
          </table:table-cell>
          <table:table-cell table:formula="of:=SQRT([.$D$5]/[.$D$1])*(COS([.A35])-[.$D$3]*SIN([.A35]))" office:value-type="float" office:value="-1.03307228367901" calcext:value-type="float">
            <text:p>-1,03307228367901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4"/>
          <table:table-cell table:formula="of:=SQRT([.$D$5]/[.$D$1])*(COS([.A36])+[.$D$3]*SIN([.A36]))" office:value-type="float" office:value="-1.1367357091396" calcext:value-type="float">
            <text:p>-1,1367357091396</text:p>
          </table:table-cell>
          <table:table-cell table:formula="of:=SQRT([.$D$5]*[.$D$1])*SIN([.A36])" office:value-type="float" office:value="-2.95957155941511" calcext:value-type="float">
            <text:p>-2,95957155941511</text:p>
          </table:table-cell>
          <table:table-cell table:formula="of:=1/(SQRT([.$D$5]*[.$D$1]))*(-1*(1+[.$D$3]*[.$D$7])*SIN([.A36])+([.$D$3]-[.$D$7])*COS([.A36]))" office:value-type="float" office:value="0.033244556368215" calcext:value-type="float">
            <text:p>0,033244556368215</text:p>
          </table:table-cell>
          <table:table-cell table:formula="of:=SQRT([.$D$5]/[.$D$1])*(COS([.A36])-[.$D$3]*SIN([.A36]))" office:value-type="float" office:value="-0.968578234172833" calcext:value-type="float">
            <text:p>-0,968578234172833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4"/>
          <table:table-cell table:formula="of:=SQRT([.$D$5]/[.$D$1])*(COS([.A37])+[.$D$3]*SIN([.A37]))" office:value-type="float" office:value="-1.16681420117231" calcext:value-type="float">
            <text:p>-1,16681420117231</text:p>
          </table:table-cell>
          <table:table-cell table:formula="of:=SQRT([.$D$5]*[.$D$1])*SIN([.A37])" office:value-type="float" office:value="-4.79437604891719" calcext:value-type="float">
            <text:p>-4,79437604891719</text:p>
          </table:table-cell>
          <table:table-cell table:formula="of:=1/(SQRT([.$D$5]*[.$D$1]))*(-1*(1+[.$D$3]*[.$D$7])*SIN([.A37])+([.$D$3]-[.$D$7])*COS([.A37]))" office:value-type="float" office:value="0.0403617671517032" calcext:value-type="float">
            <text:p>0,040361767151703</text:p>
          </table:table-cell>
          <table:table-cell table:formula="of:=SQRT([.$D$5]/[.$D$1])*(COS([.A37])-[.$D$3]*SIN([.A37]))" office:value-type="float" office:value="-0.894406471120196" calcext:value-type="float">
            <text:p>-0,89440647112019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4"/>
          <table:table-cell table:formula="of:=SQRT([.$D$5]/[.$D$1])*(COS([.A38])+[.$D$3]*SIN([.A38]))" office:value-type="float" office:value="-1.1852342714044" calcext:value-type="float">
            <text:p>-1,1852342714044</text:p>
          </table:table-cell>
          <table:table-cell table:formula="of:=SQRT([.$D$5]*[.$D$1])*SIN([.A38])" office:value-type="float" office:value="-6.58127671774849" calcext:value-type="float">
            <text:p>-6,58127671774849</text:p>
          </table:table-cell>
          <table:table-cell table:formula="of:=1/(SQRT([.$D$5]*[.$D$1]))*(-1*(1+[.$D$3]*[.$D$7])*SIN([.A38])+([.$D$3]-[.$D$7])*COS([.A38]))" office:value-type="float" office:value="0.047075696499638" calcext:value-type="float">
            <text:p>0,047075696499638</text:p>
          </table:table-cell>
          <table:table-cell table:formula="of:=SQRT([.$D$5]/[.$D$1])*(COS([.A38])-[.$D$3]*SIN([.A38]))" office:value-type="float" office:value="-0.811298094259598" calcext:value-type="float">
            <text:p>-0,811298094259598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4"/>
          <table:table-cell table:formula="of:=SQRT([.$D$5]/[.$D$1])*(COS([.A39])+[.$D$3]*SIN([.A39]))" office:value-type="float" office:value="-1.19181187258298" calcext:value-type="float">
            <text:p>-1,19181187258298</text:p>
          </table:table-cell>
          <table:table-cell table:formula="of:=SQRT([.$D$5]*[.$D$1])*SIN([.A39])" office:value-type="float" office:value="-8.30241944509691" calcext:value-type="float">
            <text:p>-8,30241944509691</text:p>
          </table:table-cell>
          <table:table-cell table:formula="of:=1/(SQRT([.$D$5]*[.$D$1]))*(-1*(1+[.$D$3]*[.$D$7])*SIN([.A39])+([.$D$3]-[.$D$7])*COS([.A39]))" office:value-type="float" office:value="0.0533192610493048" calcext:value-type="float">
            <text:p>0,053319261049305</text:p>
          </table:table-cell>
          <table:table-cell table:formula="of:=SQRT([.$D$5]/[.$D$1])*(COS([.A39])-[.$D$3]*SIN([.A39]))" office:value-type="float" office:value="-0.720083495020652" calcext:value-type="float">
            <text:p>-0,720083495020652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,7</text:p>
          </table:table-cell>
          <table:table-cell table:number-columns-repeated="4"/>
          <table:table-cell table:formula="of:=SQRT([.$D$5]/[.$D$1])*(COS([.A40])+[.$D$3]*SIN([.A40]))" office:value-type="float" office:value="-1.18648128349133" calcext:value-type="float">
            <text:p>-1,18648128349133</text:p>
          </table:table-cell>
          <table:table-cell table:formula="of:=SQRT([.$D$5]*[.$D$1])*SIN([.A40])" office:value-type="float" office:value="-9.9406071417649" calcext:value-type="float">
            <text:p>-9,9406071417649</text:p>
          </table:table-cell>
          <table:table-cell table:formula="of:=1/(SQRT([.$D$5]*[.$D$1]))*(-1*(1+[.$D$3]*[.$D$7])*SIN([.A40])+([.$D$3]-[.$D$7])*COS([.A40]))" office:value-type="float" office:value="0.0590300771675713" calcext:value-type="float">
            <text:p>0,059030077167571</text:p>
          </table:table-cell>
          <table:table-cell table:formula="of:=SQRT([.$D$5]/[.$D$1])*(COS([.A40])-[.$D$3]*SIN([.A40]))" office:value-type="float" office:value="-0.621674059527417" calcext:value-type="float">
            <text:p>-0,621674059527417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,8</text:p>
          </table:table-cell>
          <table:table-cell table:number-columns-repeated="4"/>
          <table:table-cell table:formula="of:=SQRT([.$D$5]/[.$D$1])*(COS([.A41])+[.$D$3]*SIN([.A41]))" office:value-type="float" office:value="-1.16929576561361" calcext:value-type="float">
            <text:p>-1,16929576561361</text:p>
          </table:table-cell>
          <table:table-cell table:formula="of:=SQRT([.$D$5]*[.$D$1])*SIN([.A41])" office:value-type="float" office:value="-11.4794715778002" calcext:value-type="float">
            <text:p>-11,4794715778002</text:p>
          </table:table-cell>
          <table:table-cell table:formula="of:=1/(SQRT([.$D$5]*[.$D$1]))*(-1*(1+[.$D$3]*[.$D$7])*SIN([.A41])+([.$D$3]-[.$D$7])*COS([.A41]))" office:value-type="float" office:value="0.0641510842675287" calcext:value-type="float">
            <text:p>0,064151084267529</text:p>
          </table:table-cell>
          <table:table-cell table:formula="of:=SQRT([.$D$5]/[.$D$1])*(COS([.A41])-[.$D$3]*SIN([.A41]))" office:value-type="float" office:value="-0.517053062329507" calcext:value-type="float">
            <text:p>-0,517053062329507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,9</text:p>
          </table:table-cell>
          <table:table-cell table:number-columns-repeated="4"/>
          <table:table-cell table:formula="of:=SQRT([.$D$5]/[.$D$1])*(COS([.A42])+[.$D$3]*SIN([.A42]))" office:value-type="float" office:value="-1.14042703096367" calcext:value-type="float">
            <text:p>-1,14042703096367</text:p>
          </table:table-cell>
          <table:table-cell table:formula="of:=SQRT([.$D$5]*[.$D$1])*SIN([.A42])" office:value-type="float" office:value="-12.903636928439" calcext:value-type="float">
            <text:p>-12,903636928439</text:p>
          </table:table-cell>
          <table:table-cell table:formula="of:=1/(SQRT([.$D$5]*[.$D$1]))*(-1*(1+[.$D$3]*[.$D$7])*SIN([.A42])+([.$D$3]-[.$D$7])*COS([.A42]))" office:value-type="float" office:value="0.068631114939014" calcext:value-type="float">
            <text:p>0,068631114939014</text:p>
          </table:table-cell>
          <table:table-cell table:formula="of:=SQRT([.$D$5]/[.$D$1])*(COS([.A42])-[.$D$3]*SIN([.A42]))" office:value-type="float" office:value="-0.407265841847819" calcext:value-type="float">
            <text:p>-0,4072658418478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formula="of:=SQRT([.$D$5]/[.$D$1])*(COS([.A43])+[.$D$3]*SIN([.A43]))" office:value-type="float" office:value="-1.1001635263954" calcext:value-type="float">
            <text:p>-1,1001635263954</text:p>
          </table:table-cell>
          <table:table-cell table:formula="of:=SQRT([.$D$5]*[.$D$1])*SIN([.A43])" office:value-type="float" office:value="-14.198873404264" calcext:value-type="float">
            <text:p>-14,198873404264</text:p>
          </table:table-cell>
          <table:table-cell table:formula="of:=1/(SQRT([.$D$5]*[.$D$1]))*(-1*(1+[.$D$3]*[.$D$7])*SIN([.A43])+([.$D$3]-[.$D$7])*COS([.A43]))" office:value-type="float" office:value="0.0724254061964591" calcext:value-type="float">
            <text:p>0,072425406196459</text:p>
          </table:table-cell>
          <table:table-cell table:formula="of:=SQRT([.$D$5]/[.$D$1])*(COS([.A43])-[.$D$3]*SIN([.A43]))" office:value-type="float" office:value="-0.293409355698576" calcext:value-type="float">
            <text:p>-0,293409355698576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,1</text:p>
          </table:table-cell>
          <table:table-cell table:number-columns-repeated="4"/>
          <table:table-cell table:formula="of:=SQRT([.$D$5]/[.$D$1])*(COS([.A44])+[.$D$3]*SIN([.A44]))" office:value-type="float" office:value="-1.04890755153709" calcext:value-type="float">
            <text:p>-1,04890755153709</text:p>
          </table:table-cell>
          <table:table-cell table:formula="of:=SQRT([.$D$5]*[.$D$1])*SIN([.A44])" office:value-type="float" office:value="-15.3522394305572" calcext:value-type="float">
            <text:p>-15,3522394305572</text:p>
          </table:table-cell>
          <table:table-cell table:formula="of:=1/(SQRT([.$D$5]*[.$D$1]))*(-1*(1+[.$D$3]*[.$D$7])*SIN([.A44])+([.$D$3]-[.$D$7])*COS([.A44]))" office:value-type="float" office:value="0.0754960467358454" calcext:value-type="float">
            <text:p>0,075496046735846</text:p>
          </table:table-cell>
          <table:table-cell table:formula="of:=SQRT([.$D$5]/[.$D$1])*(COS([.A44])-[.$D$3]*SIN([.A44]))" office:value-type="float" office:value="-0.176621220255431" calcext:value-type="float">
            <text:p>-0,176621220255431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,2</text:p>
          </table:table-cell>
          <table:table-cell table:number-columns-repeated="4"/>
          <table:table-cell table:formula="of:=SQRT([.$D$5]/[.$D$1])*(COS([.A45])+[.$D$3]*SIN([.A45]))" office:value-type="float" office:value="-0.987171239146564" calcext:value-type="float">
            <text:p>-0,987171239146564</text:p>
          </table:table-cell>
          <table:table-cell table:formula="of:=SQRT([.$D$5]*[.$D$1])*SIN([.A45])" office:value-type="float" office:value="-16.3522109552359" calcext:value-type="float">
            <text:p>-16,3522109552359</text:p>
          </table:table-cell>
          <table:table-cell table:formula="of:=1/(SQRT([.$D$5]*[.$D$1]))*(-1*(1+[.$D$3]*[.$D$7])*SIN([.A45])+([.$D$3]-[.$D$7])*COS([.A45]))" office:value-type="float" office:value="0.0778123557319224" calcext:value-type="float">
            <text:p>0,077812355731922</text:p>
          </table:table-cell>
          <table:table-cell table:formula="of:=SQRT([.$D$5]/[.$D$1])*(COS([.A45])-[.$D$3]*SIN([.A45]))" office:value-type="float" office:value="-0.0580683439627066" calcext:value-type="float">
            <text:p>-0,058068343962707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,3</text:p>
          </table:table-cell>
          <table:table-cell table:number-columns-repeated="4"/>
          <table:table-cell table:formula="of:=SQRT([.$D$5]/[.$D$1])*(COS([.A46])+[.$D$3]*SIN([.A46]))" office:value-type="float" office:value="-0.915571438049913" calcext:value-type="float">
            <text:p>-0,915571438049913</text:p>
          </table:table-cell>
          <table:table-cell table:formula="of:=SQRT([.$D$5]*[.$D$1])*SIN([.A46])" office:value-type="float" office:value="-17.1887965933722" calcext:value-type="float">
            <text:p>-17,1887965933722</text:p>
          </table:table-cell>
          <table:table-cell table:formula="of:=1/(SQRT([.$D$5]*[.$D$1]))*(-1*(1+[.$D$3]*[.$D$7])*SIN([.A46])+([.$D$3]-[.$D$7])*COS([.A46]))" office:value-type="float" office:value="0.079351189390871" calcext:value-type="float">
            <text:p>0,079351189390871</text:p>
          </table:table-cell>
          <table:table-cell table:formula="of:=SQRT([.$D$5]/[.$D$1])*(COS([.A46])-[.$D$3]*SIN([.A46]))" office:value-type="float" office:value="0.0610647320280499" calcext:value-type="float">
            <text:p>0,06106473202805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,4</text:p>
          </table:table-cell>
          <table:table-cell table:number-columns-repeated="4"/>
          <table:table-cell table:formula="of:=SQRT([.$D$5]/[.$D$1])*(COS([.A47])+[.$D$3]*SIN([.A47]))" office:value-type="float" office:value="-0.834823549791947" calcext:value-type="float">
            <text:p>-0,834823549791947</text:p>
          </table:table-cell>
          <table:table-cell table:formula="of:=SQRT([.$D$5]*[.$D$1])*SIN([.A47])" office:value-type="float" office:value="-17.8536374578082" calcext:value-type="float">
            <text:p>-17,8536374578082</text:p>
          </table:table-cell>
          <table:table-cell table:formula="of:=1/(SQRT([.$D$5]*[.$D$1]))*(-1*(1+[.$D$3]*[.$D$7])*SIN([.A47])+([.$D$3]-[.$D$7])*COS([.A47]))" office:value-type="float" office:value="0.0800971721954419" calcext:value-type="float">
            <text:p>0,080097172195442</text:p>
          </table:table-cell>
          <table:table-cell table:formula="of:=SQRT([.$D$5]/[.$D$1])*(COS([.A47])-[.$D$3]*SIN([.A47]))" office:value-type="float" office:value="0.1795876694017" calcext:value-type="float">
            <text:p>0,179587669401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4"/>
          <table:table-cell table:formula="of:=SQRT([.$D$5]/[.$D$1])*(COS([.A48])+[.$D$3]*SIN([.A48]))" office:value-type="float" office:value="-0.745734380580436" calcext:value-type="float">
            <text:p>-0,745734380580436</text:p>
          </table:table-cell>
          <table:table-cell table:formula="of:=SQRT([.$D$5]*[.$D$1])*SIN([.A48])" office:value-type="float" office:value="-18.3400906783937" calcext:value-type="float">
            <text:p>-18,3400906783937</text:p>
          </table:table-cell>
          <table:table-cell table:formula="of:=1/(SQRT([.$D$5]*[.$D$1]))*(-1*(1+[.$D$3]*[.$D$7])*SIN([.A48])+([.$D$3]-[.$D$7])*COS([.A48]))" office:value-type="float" office:value="0.0800428505320408" calcext:value-type="float">
            <text:p>0,080042850532041</text:p>
          </table:table-cell>
          <table:table-cell table:formula="of:=SQRT([.$D$5]/[.$D$1])*(COS([.A48])-[.$D$3]*SIN([.A48]))" office:value-type="float" office:value="0.296316226146478" calcext:value-type="float">
            <text:p>0,29631622614647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4"/>
          <table:table-cell table:formula="of:=SQRT([.$D$5]/[.$D$1])*(COS([.A49])+[.$D$3]*SIN([.A49]))" office:value-type="float" office:value="-0.649194079945178" calcext:value-type="float">
            <text:p>-0,649194079945178</text:p>
          </table:table-cell>
          <table:table-cell table:formula="of:=SQRT([.$D$5]*[.$D$1])*SIN([.A49])" office:value-type="float" office:value="-18.6432957753487" calcext:value-type="float">
            <text:p>-18,6432957753487</text:p>
          </table:table-cell>
          <table:table-cell table:formula="of:=1/(SQRT([.$D$5]*[.$D$1]))*(-1*(1+[.$D$3]*[.$D$7])*SIN([.A49])+([.$D$3]-[.$D$7])*COS([.A49]))" office:value-type="float" office:value="0.0791887671647723" calcext:value-type="float">
            <text:p>0,079188767164772</text:p>
          </table:table-cell>
          <table:table-cell table:formula="of:=SQRT([.$D$5]/[.$D$1])*(COS([.A49])-[.$D$3]*SIN([.A49]))" office:value-type="float" office:value="0.410084089108722" calcext:value-type="float">
            <text:p>0,410084089108722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4"/>
          <table:table-cell table:formula="of:=SQRT([.$D$5]/[.$D$1])*(COS([.A50])+[.$D$3]*SIN([.A50]))" office:value-type="float" office:value="-0.546167246658139" calcext:value-type="float">
            <text:p>-0,546167246658139</text:p>
          </table:table-cell>
          <table:table-cell table:formula="of:=SQRT([.$D$5]*[.$D$1])*SIN([.A50])" office:value-type="float" office:value="-18.7602232235706" calcext:value-type="float">
            <text:p>-18,7602232235706</text:p>
          </table:table-cell>
          <table:table-cell table:formula="of:=1/(SQRT([.$D$5]*[.$D$1]))*(-1*(1+[.$D$3]*[.$D$7])*SIN([.A50])+([.$D$3]-[.$D$7])*COS([.A50]))" office:value-type="float" office:value="0.0775434558123196" calcext:value-type="float">
            <text:p>0,07754345581232</text:p>
          </table:table-cell>
          <table:table-cell table:formula="of:=SQRT([.$D$5]/[.$D$1])*(COS([.A50])-[.$D$3]*SIN([.A50]))" office:value-type="float" office:value="0.51975452740837" calcext:value-type="float">
            <text:p>0,51975452740837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,8</text:p>
          </table:table-cell>
          <table:table-cell table:number-columns-repeated="4"/>
          <table:table-cell table:formula="of:=SQRT([.$D$5]/[.$D$1])*(COS([.A51])+[.$D$3]*SIN([.A51]))" office:value-type="float" office:value="-0.437683290781381" calcext:value-type="float">
            <text:p>-0,437683290781381</text:p>
          </table:table-cell>
          <table:table-cell table:formula="of:=SQRT([.$D$5]*[.$D$1])*SIN([.A51])" office:value-type="float" office:value="-18.6897047226479" calcext:value-type="float">
            <text:p>-18,6897047226479</text:p>
          </table:table-cell>
          <table:table-cell table:formula="of:=1/(SQRT([.$D$5]*[.$D$1]))*(-1*(1+[.$D$3]*[.$D$7])*SIN([.A51])+([.$D$3]-[.$D$7])*COS([.A51]))" office:value-type="float" office:value="0.0751233558818488" calcext:value-type="float">
            <text:p>0,075123355881849</text:p>
          </table:table-cell>
          <table:table-cell table:formula="of:=SQRT([.$D$5]/[.$D$1])*(COS([.A51])-[.$D$3]*SIN([.A51]))" office:value-type="float" office:value="0.624231750278158" calcext:value-type="float">
            <text:p>0,624231750278158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,9</text:p>
          </table:table-cell>
          <table:table-cell table:number-columns-repeated="4"/>
          <table:table-cell table:formula="of:=SQRT([.$D$5]/[.$D$1])*(COS([.A52])+[.$D$3]*SIN([.A52]))" office:value-type="float" office:value="-0.324826148141995" calcext:value-type="float">
            <text:p>-0,324826148141995</text:p>
          </table:table-cell>
          <table:table-cell table:formula="of:=SQRT([.$D$5]*[.$D$1])*SIN([.A52])" office:value-type="float" office:value="-18.4324448701315" calcext:value-type="float">
            <text:p>-18,4324448701315</text:p>
          </table:table-cell>
          <table:table-cell table:formula="of:=1/(SQRT([.$D$5]*[.$D$1]))*(-1*(1+[.$D$3]*[.$D$7])*SIN([.A52])+([.$D$3]-[.$D$7])*COS([.A52]))" office:value-type="float" office:value="0.0719526482118864" calcext:value-type="float">
            <text:p>0,071952648211886</text:p>
          </table:table-cell>
          <table:table-cell table:formula="of:=SQRT([.$D$5]/[.$D$1])*(COS([.A52])-[.$D$3]*SIN([.A52]))" office:value-type="float" office:value="0.722471855842749" calcext:value-type="float">
            <text:p>0,72247185584274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formula="of:=SQRT([.$D$5]/[.$D$1])*(COS([.A53])+[.$D$3]*SIN([.A53]))" office:value-type="float" office:value="-0.208723450003624" calcext:value-type="float">
            <text:p>-0,208723450003624</text:p>
          </table:table-cell>
          <table:table-cell table:formula="of:=SQRT([.$D$5]*[.$D$1])*SIN([.A53])" office:value-type="float" office:value="-17.9910141214289" calcext:value-type="float">
            <text:p>-17,9910141214289</text:p>
          </table:table-cell>
          <table:table-cell table:formula="of:=1/(SQRT([.$D$5]*[.$D$1]))*(-1*(1+[.$D$3]*[.$D$7])*SIN([.A53])+([.$D$3]-[.$D$7])*COS([.A53]))" office:value-type="float" office:value="0.0680630134653741" calcext:value-type="float">
            <text:p>0,068063013465374</text:p>
          </table:table-cell>
          <table:table-cell table:formula="of:=SQRT([.$D$5]/[.$D$1])*(COS([.A53])-[.$D$3]*SIN([.A53]))" office:value-type="float" office:value="0.813493261441202" calcext:value-type="float">
            <text:p>0,813493261441202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,1</text:p>
          </table:table-cell>
          <table:table-cell table:number-columns-repeated="4"/>
          <table:table-cell table:formula="of:=SQRT([.$D$5]/[.$D$1])*(COS([.A54])+[.$D$3]*SIN([.A54]))" office:value-type="float" office:value="-0.0905352561476162" calcext:value-type="float">
            <text:p>-0,090535256147616</text:p>
          </table:table-cell>
          <table:table-cell table:formula="of:=SQRT([.$D$5]*[.$D$1])*SIN([.A54])" office:value-type="float" office:value="-17.3698231066637" calcext:value-type="float">
            <text:p>-17,3698231066637</text:p>
          </table:table-cell>
          <table:table-cell table:formula="of:=1/(SQRT([.$D$5]*[.$D$1]))*(-1*(1+[.$D$3]*[.$D$7])*SIN([.A54])+([.$D$3]-[.$D$7])*COS([.A54]))" office:value-type="float" office:value="0.0634933155869568" calcext:value-type="float">
            <text:p>0,063493315586957</text:p>
          </table:table-cell>
          <table:table-cell table:formula="of:=SQRT([.$D$5]/[.$D$1])*(COS([.A54])-[.$D$3]*SIN([.A54]))" office:value-type="float" office:value="0.896386511276456" calcext:value-type="float">
            <text:p>0,896386511276456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,2</text:p>
          </table:table-cell>
          <table:table-cell table:number-columns-repeated="4"/>
          <table:table-cell table:formula="of:=SQRT([.$D$5]/[.$D$1])*(COS([.A55])+[.$D$3]*SIN([.A55]))" office:value-type="float" office:value="0.0285575360608427" calcext:value-type="float">
            <text:p>0,028557536060843</text:p>
          </table:table-cell>
          <table:table-cell table:formula="of:=SQRT([.$D$5]*[.$D$1])*SIN([.A55])" office:value-type="float" office:value="-16.5750785611168" calcext:value-type="float">
            <text:p>-16,5750785611168</text:p>
          </table:table-cell>
          <table:table-cell table:formula="of:=1/(SQRT([.$D$5]*[.$D$1]))*(-1*(1+[.$D$3]*[.$D$7])*SIN([.A55])+([.$D$3]-[.$D$7])*COS([.A55]))" office:value-type="float" office:value="0.0582892134872943" calcext:value-type="float">
            <text:p>0,058289213487294</text:p>
          </table:table-cell>
          <table:table-cell table:formula="of:=SQRT([.$D$5]/[.$D$1])*(COS([.A55])-[.$D$3]*SIN([.A55]))" office:value-type="float" office:value="0.970323363397022" calcext:value-type="float">
            <text:p>0,970323363397022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,3</text:p>
          </table:table-cell>
          <table:table-cell table:number-columns-repeated="4"/>
          <table:table-cell table:formula="of:=SQRT([.$D$5]/[.$D$1])*(COS([.A56])+[.$D$3]*SIN([.A56]))" office:value-type="float" office:value="0.147364990808847" calcext:value-type="float">
            <text:p>0,147364990808847</text:p>
          </table:table-cell>
          <table:table-cell table:formula="of:=SQRT([.$D$5]*[.$D$1])*SIN([.A56])" office:value-type="float" office:value="-15.6147213095797" calcext:value-type="float">
            <text:p>-15,6147213095797</text:p>
          </table:table-cell>
          <table:table-cell table:formula="of:=1/(SQRT([.$D$5]*[.$D$1]))*(-1*(1+[.$D$3]*[.$D$7])*SIN([.A56])+([.$D$3]-[.$D$7])*COS([.A56]))" office:value-type="float" office:value="0.0525027048343191" calcext:value-type="float">
            <text:p>0,052502704834319</text:p>
          </table:table-cell>
          <table:table-cell table:formula="of:=SQRT([.$D$5]/[.$D$1])*(COS([.A56])-[.$D$3]*SIN([.A56]))" office:value-type="float" office:value="1.03456506521678" calcext:value-type="float">
            <text:p>1,0345650652167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4"/>
          <table:table-cell table:formula="of:=SQRT([.$D$5]/[.$D$1])*(COS([.A57])+[.$D$3]*SIN([.A57]))" office:value-type="float" office:value="0.26470002328108" calcext:value-type="float">
            <text:p>0,26470002328108</text:p>
          </table:table-cell>
          <table:table-cell table:formula="of:=SQRT([.$D$5]*[.$D$1])*SIN([.A57])" office:value-type="float" office:value="-14.4983469242579" calcext:value-type="float">
            <text:p>-14,4983469242579</text:p>
          </table:table-cell>
          <table:table-cell table:formula="of:=1/(SQRT([.$D$5]*[.$D$1]))*(-1*(1+[.$D$3]*[.$D$7])*SIN([.A57])+([.$D$3]-[.$D$7])*COS([.A57]))" office:value-type="float" office:value="0.0461916065097261" calcext:value-type="float">
            <text:p>0,046191606509726</text:p>
          </table:table-cell>
          <table:table-cell table:formula="of:=SQRT([.$D$5]/[.$D$1])*(COS([.A57])-[.$D$3]*SIN([.A57]))" office:value-type="float" office:value="1.08846973488664" calcext:value-type="float">
            <text:p>1,08846973488664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table:number-columns-repeated="4"/>
          <table:table-cell table:formula="of:=SQRT([.$D$5]/[.$D$1])*(COS([.A58])+[.$D$3]*SIN([.A58]))" office:value-type="float" office:value="0.379390260618882" calcext:value-type="float">
            <text:p>0,379390260618882</text:p>
          </table:table-cell>
          <table:table-cell table:formula="of:=SQRT([.$D$5]*[.$D$1])*SIN([.A58])" office:value-type="float" office:value="-13.2371098489853" calcext:value-type="float">
            <text:p>-13,2371098489853</text:p>
          </table:table-cell>
          <table:table-cell table:formula="of:=1/(SQRT([.$D$5]*[.$D$1]))*(-1*(1+[.$D$3]*[.$D$7])*SIN([.A58])+([.$D$3]-[.$D$7])*COS([.A58]))" office:value-type="float" office:value="0.039418976921803" calcext:value-type="float">
            <text:p>0,039418976921803</text:p>
          </table:table-cell>
          <table:table-cell table:formula="of:=SQRT([.$D$5]/[.$D$1])*(COS([.A58])-[.$D$3]*SIN([.A58]))" office:value-type="float" office:value="1.13149877476577" calcext:value-type="float">
            <text:p>1,13149877476577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,6</text:p>
          </table:table-cell>
          <table:table-cell table:number-columns-repeated="4"/>
          <table:table-cell table:formula="of:=SQRT([.$D$5]/[.$D$1])*(COS([.A59])+[.$D$3]*SIN([.A59]))" office:value-type="float" office:value="0.490289755882326" calcext:value-type="float">
            <text:p>0,490289755882326</text:p>
          </table:table-cell>
          <table:table-cell table:formula="of:=SQRT([.$D$5]*[.$D$1])*SIN([.A59])" office:value-type="float" office:value="-11.8436119477083" calcext:value-type="float">
            <text:p>-11,8436119477083</text:p>
          </table:table-cell>
          <table:table-cell table:formula="of:=1/(SQRT([.$D$5]*[.$D$1]))*(-1*(1+[.$D$3]*[.$D$7])*SIN([.A59])+([.$D$3]-[.$D$7])*COS([.A59]))" office:value-type="float" office:value="0.0322524859466587" calcext:value-type="float">
            <text:p>0,032252485946659</text:p>
          </table:table-cell>
          <table:table-cell table:formula="of:=SQRT([.$D$5]/[.$D$1])*(COS([.A59])-[.$D$3]*SIN([.A59]))" office:value-type="float" office:value="1.16322225291121" calcext:value-type="float">
            <text:p>1,16322225291121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,7</text:p>
          </table:table-cell>
          <table:table-cell table:number-columns-repeated="4"/>
          <table:table-cell table:formula="of:=SQRT([.$D$5]/[.$D$1])*(COS([.A60])+[.$D$3]*SIN([.A60]))" office:value-type="float" office:value="0.596290437973241" calcext:value-type="float">
            <text:p>0,596290437973241</text:p>
          </table:table-cell>
          <table:table-cell table:formula="of:=SQRT([.$D$5]*[.$D$1])*SIN([.A60])" office:value-type="float" office:value="-10.3317765908275" calcext:value-type="float">
            <text:p>-10,3317765908275</text:p>
          </table:table-cell>
          <table:table-cell table:formula="of:=1/(SQRT([.$D$5]*[.$D$1]))*(-1*(1+[.$D$3]*[.$D$7])*SIN([.A60])+([.$D$3]-[.$D$7])*COS([.A60]))" office:value-type="float" office:value="0.0247637387931897" calcext:value-type="float">
            <text:p>0,02476373879319</text:p>
          </table:table-cell>
          <table:table-cell table:formula="of:=SQRT([.$D$5]/[.$D$1])*(COS([.A60])-[.$D$3]*SIN([.A60]))" office:value-type="float" office:value="1.18332319881571" calcext:value-type="float">
            <text:p>1,18332319881571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4"/>
          <table:table-cell table:formula="of:=SQRT([.$D$5]/[.$D$1])*(COS([.A61])+[.$D$3]*SIN([.A61]))" office:value-type="float" office:value="0.696333183115339" calcext:value-type="float">
            <text:p>0,696333183115339</text:p>
          </table:table-cell>
          <table:table-cell table:formula="of:=SQRT([.$D$5]*[.$D$1])*SIN([.A61])" office:value-type="float" office:value="-8.7167095374824" calcext:value-type="float">
            <text:p>-8,7167095374824</text:p>
          </table:table-cell>
          <table:table-cell table:formula="of:=1/(SQRT([.$D$5]*[.$D$1]))*(-1*(1+[.$D$3]*[.$D$7])*SIN([.A61])+([.$D$3]-[.$D$7])*COS([.A61]))" office:value-type="float" office:value="0.0170275605475029" calcext:value-type="float">
            <text:p>0,017027560547503</text:p>
          </table:table-cell>
          <table:table-cell table:formula="of:=SQRT([.$D$5]/[.$D$1])*(COS([.A61])-[.$D$3]*SIN([.A61]))" office:value-type="float" office:value="1.19160077047229" calcext:value-type="float">
            <text:p>1,19160077047229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,9</text:p>
          </table:table-cell>
          <table:table-cell table:number-columns-repeated="4"/>
          <table:table-cell table:formula="of:=SQRT([.$D$5]/[.$D$1])*(COS([.A62])+[.$D$3]*SIN([.A62]))" office:value-type="float" office:value="0.789418397268897" calcext:value-type="float">
            <text:p>0,789418397268897</text:p>
          </table:table-cell>
          <table:table-cell table:formula="of:=SQRT([.$D$5]*[.$D$1])*SIN([.A62])" office:value-type="float" office:value="-7.01454800379985" calcext:value-type="float">
            <text:p>-7,01454800379985</text:p>
          </table:table-cell>
          <table:table-cell table:formula="of:=1/(SQRT([.$D$5]*[.$D$1]))*(-1*(1+[.$D$3]*[.$D$7])*SIN([.A62])+([.$D$3]-[.$D$7])*COS([.A62]))" office:value-type="float" office:value="0.00912124854538854" calcext:value-type="float">
            <text:p>0,009121248545389</text:p>
          </table:table-cell>
          <table:table-cell table:formula="of:=SQRT([.$D$5]/[.$D$1])*(COS([.A62])-[.$D$3]*SIN([.A62]))" office:value-type="float" office:value="1.18797226112116" calcext:value-type="float">
            <text:p>1,187972261121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formula="of:=SQRT([.$D$5]/[.$D$1])*(COS([.A63])+[.$D$3]*SIN([.A63]))" office:value-type="float" office:value="0.874616003743972" calcext:value-type="float">
            <text:p>0,874616003743972</text:p>
          </table:table-cell>
          <table:table-cell table:formula="of:=SQRT([.$D$5]*[.$D$1])*SIN([.A63])" office:value-type="float" office:value="-5.24229942516463" calcext:value-type="float">
            <text:p>-5,24229942516463</text:p>
          </table:table-cell>
          <table:table-cell table:formula="of:=1/(SQRT([.$D$5]*[.$D$1]))*(-1*(1+[.$D$3]*[.$D$7])*SIN([.A63])+([.$D$3]-[.$D$7])*COS([.A63]))" office:value-type="float" office:value="0.00112380004289267" calcext:value-type="float">
            <text:p>0,001123800042893</text:p>
          </table:table-cell>
          <table:table-cell table:formula="of:=SQRT([.$D$5]/[.$D$1])*(COS([.A63])-[.$D$3]*SIN([.A63]))" office:value-type="float" office:value="1.17247392562833" calcext:value-type="float">
            <text:p>1,1724739256283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4"/>
          <table:table-cell table:formula="of:=SQRT([.$D$5]/[.$D$1])*(COS([.A64])+[.$D$3]*SIN([.A64]))" office:value-type="float" office:value="0.95107473621925" calcext:value-type="float">
            <text:p>0,95107473621925</text:p>
          </table:table-cell>
          <table:table-cell table:formula="of:=SQRT([.$D$5]*[.$D$1])*SIN([.A64])" office:value-type="float" office:value="-3.41767152354697" calcext:value-type="float">
            <text:p>-3,41767152354697</text:p>
          </table:table-cell>
          <table:table-cell table:formula="of:=1/(SQRT([.$D$5]*[.$D$1]))*(-1*(1+[.$D$3]*[.$D$7])*SIN([.A64])+([.$D$3]-[.$D$7])*COS([.A64]))" office:value-type="float" office:value="-0.00688487709815288" calcext:value-type="float">
            <text:p>-0,006884877098153</text:p>
          </table:table-cell>
          <table:table-cell table:formula="of:=SQRT([.$D$5]/[.$D$1])*(COS([.A64])-[.$D$3]*SIN([.A64]))" office:value-type="float" office:value="1.14526061823896" calcext:value-type="float">
            <text:p>1,14526061823896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4"/>
          <table:table-cell table:formula="of:=SQRT([.$D$5]/[.$D$1])*(COS([.A65])+[.$D$3]*SIN([.A65]))" office:value-type="float" office:value="1.01803064431374" calcext:value-type="float">
            <text:p>1,01803064431374</text:p>
          </table:table-cell>
          <table:table-cell table:formula="of:=SQRT([.$D$5]*[.$D$1])*SIN([.A65])" office:value-type="float" office:value="-1.55889537779801" calcext:value-type="float">
            <text:p>-1,55889537779801</text:p>
          </table:table-cell>
          <table:table-cell table:formula="of:=1/(SQRT([.$D$5]*[.$D$1]))*(-1*(1+[.$D$3]*[.$D$7])*SIN([.A65])+([.$D$3]-[.$D$7])*COS([.A65]))" office:value-type="float" office:value="-0.0148247628230716" calcext:value-type="float">
            <text:p>-0,014824762823072</text:p>
          </table:table-cell>
          <table:table-cell table:formula="of:=SQRT([.$D$5]/[.$D$1])*(COS([.A65])-[.$D$3]*SIN([.A65]))" office:value-type="float" office:value="1.10660424532499" calcext:value-type="float">
            <text:p>1,10660424532499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4"/>
          <table:table-cell table:formula="of:=SQRT([.$D$5]/[.$D$1])*(COS([.A66])+[.$D$3]*SIN([.A66]))" office:value-type="float" office:value="1.07481472672643" calcext:value-type="float">
            <text:p>1,07481472672643</text:p>
          </table:table-cell>
          <table:table-cell table:formula="of:=SQRT([.$D$5]*[.$D$1])*SIN([.A66])" office:value-type="float" office:value="0.315456735263587" calcext:value-type="float">
            <text:p>0,315456735263587</text:p>
          </table:table-cell>
          <table:table-cell table:formula="of:=1/(SQRT([.$D$5]*[.$D$1]))*(-1*(1+[.$D$3]*[.$D$7])*SIN([.A66])+([.$D$3]-[.$D$7])*COS([.A66]))" office:value-type="float" office:value="-0.0226165244182771" calcext:value-type="float">
            <text:p>-0,022616524418277</text:p>
          </table:table-cell>
          <table:table-cell table:formula="of:=SQRT([.$D$5]/[.$D$1])*(COS([.A66])-[.$D$3]*SIN([.A66]))" office:value-type="float" office:value="1.05689104858645" calcext:value-type="float">
            <text:p>1,05689104858645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4"/>
          <table:table-cell table:formula="of:=SQRT([.$D$5]/[.$D$1])*(COS([.A67])+[.$D$3]*SIN([.A67]))" office:value-type="float" office:value="1.12085961567618" calcext:value-type="float">
            <text:p>1,12085961567618</text:p>
          </table:table-cell>
          <table:table-cell table:formula="of:=SQRT([.$D$5]*[.$D$1])*SIN([.A67])" office:value-type="float" office:value="2.18665690890258" calcext:value-type="float">
            <text:p>2,18665690890258</text:p>
          </table:table-cell>
          <table:table-cell table:formula="of:=1/(SQRT([.$D$5]*[.$D$1]))*(-1*(1+[.$D$3]*[.$D$7])*SIN([.A67])+([.$D$3]-[.$D$7])*COS([.A67]))" office:value-type="float" office:value="-0.0301823091775243" calcext:value-type="float">
            <text:p>-0,030182309177524</text:p>
          </table:table-cell>
          <table:table-cell table:formula="of:=SQRT([.$D$5]/[.$D$1])*(COS([.A67])-[.$D$3]*SIN([.A67]))" office:value-type="float" office:value="0.996617745852172" calcext:value-type="float">
            <text:p>0,996617745852172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4"/>
          <table:table-cell table:formula="of:=SQRT([.$D$5]/[.$D$1])*(COS([.A68])+[.$D$3]*SIN([.A68]))" office:value-type="float" office:value="1.15570524585303" calcext:value-type="float">
            <text:p>1,15570524585303</text:p>
          </table:table-cell>
          <table:table-cell table:formula="of:=SQRT([.$D$5]*[.$D$1])*SIN([.A68])" office:value-type="float" office:value="4.03600872952047" calcext:value-type="float">
            <text:p>4,03600872952047</text:p>
          </table:table-cell>
          <table:table-cell table:formula="of:=1/(SQRT([.$D$5]*[.$D$1]))*(-1*(1+[.$D$3]*[.$D$7])*SIN([.A68])+([.$D$3]-[.$D$7])*COS([.A68]))" office:value-type="float" office:value="-0.0374465222804145" calcext:value-type="float">
            <text:p>-0,037446522280415</text:p>
          </table:table-cell>
          <table:table-cell table:formula="of:=SQRT([.$D$5]/[.$D$1])*(COS([.A68])-[.$D$3]*SIN([.A68]))" office:value-type="float" office:value="0.926386568039365" calcext:value-type="float">
            <text:p>0,926386568039365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4"/>
          <table:table-cell table:formula="of:=SQRT([.$D$5]/[.$D$1])*(COS([.A69])+[.$D$3]*SIN([.A69]))" office:value-type="float" office:value="1.17900345123867" calcext:value-type="float">
            <text:p>1,17900345123867</text:p>
          </table:table-cell>
          <table:table-cell table:formula="of:=SQRT([.$D$5]*[.$D$1])*SIN([.A69])" office:value-type="float" office:value="5.84503408504011" calcext:value-type="float">
            <text:p>5,84503408504011</text:p>
          </table:table-cell>
          <table:table-cell table:formula="of:=1/(SQRT([.$D$5]*[.$D$1]))*(-1*(1+[.$D$3]*[.$D$7])*SIN([.A69])+([.$D$3]-[.$D$7])*COS([.A69]))" office:value-type="float" office:value="-0.0443365821108534" calcext:value-type="float">
            <text:p>-0,044336582110854</text:p>
          </table:table-cell>
          <table:table-cell table:formula="of:=SQRT([.$D$5]/[.$D$1])*(COS([.A69])-[.$D$3]*SIN([.A69]))" office:value-type="float" office:value="0.846899241861395" calcext:value-type="float">
            <text:p>0,846899241861395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4"/>
          <table:table-cell table:formula="of:=SQRT([.$D$5]/[.$D$1])*(COS([.A70])+[.$D$3]*SIN([.A70]))" office:value-type="float" office:value="1.19052144386627" calcext:value-type="float">
            <text:p>1,19052144386627</text:p>
          </table:table-cell>
          <table:table-cell table:formula="of:=SQRT([.$D$5]*[.$D$1])*SIN([.A70])" office:value-type="float" office:value="7.59565779209343" calcext:value-type="float">
            <text:p>7,59565779209343</text:p>
          </table:table-cell>
          <table:table-cell table:formula="of:=1/(SQRT([.$D$5]*[.$D$1]))*(-1*(1+[.$D$3]*[.$D$7])*SIN([.A70])+([.$D$3]-[.$D$7])*COS([.A70]))" office:value-type="float" office:value="-0.0507836454685662" calcext:value-type="float">
            <text:p>-0,050783645468566</text:p>
          </table:table-cell>
          <table:table-cell table:formula="of:=SQRT([.$D$5]/[.$D$1])*(COS([.A70])-[.$D$3]*SIN([.A70]))" office:value-type="float" office:value="0.758949978406415" calcext:value-type="float">
            <text:p>0,758949978406415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4"/>
          <table:table-cell table:formula="of:=SQRT([.$D$5]/[.$D$1])*(COS([.A71])+[.$D$3]*SIN([.A71]))" office:value-type="float" office:value="1.19014413976082" calcext:value-type="float">
            <text:p>1,19014413976082</text:p>
          </table:table-cell>
          <table:table-cell table:formula="of:=SQRT([.$D$5]*[.$D$1])*SIN([.A71])" office:value-type="float" office:value="9.27038819727878" calcext:value-type="float">
            <text:p>9,27038819727878</text:p>
          </table:table-cell>
          <table:table-cell table:formula="of:=1/(SQRT([.$D$5]*[.$D$1]))*(-1*(1+[.$D$3]*[.$D$7])*SIN([.A71])+([.$D$3]-[.$D$7])*COS([.A71]))" office:value-type="float" office:value="-0.0567232954275984" calcext:value-type="float">
            <text:p>-0,056723295427599</text:p>
          </table:table-cell>
          <table:table-cell table:formula="of:=SQRT([.$D$5]/[.$D$1])*(COS([.A71])-[.$D$3]*SIN([.A71]))" office:value-type="float" office:value="0.663417537642707" calcext:value-type="float">
            <text:p>0,663417537642707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,9</text:p>
          </table:table-cell>
          <table:table-cell table:number-columns-repeated="4"/>
          <table:table-cell table:formula="of:=SQRT([.$D$5]/[.$D$1])*(COS([.A72])+[.$D$3]*SIN([.A72]))" office:value-type="float" office:value="1.17787530882023" calcext:value-type="float">
            <text:p>1,17787530882023</text:p>
          </table:table-cell>
          <table:table-cell table:formula="of:=SQRT([.$D$5]*[.$D$1])*SIN([.A72])" office:value-type="float" office:value="10.8524919479799" calcext:value-type="float">
            <text:p>10,8524919479799</text:p>
          </table:table-cell>
          <table:table-cell table:formula="of:=1/(SQRT([.$D$5]*[.$D$1]))*(-1*(1+[.$D$3]*[.$D$7])*SIN([.A72])+([.$D$3]-[.$D$7])*COS([.A72]))" office:value-type="float" office:value="-0.0620961849689467" calcext:value-type="float">
            <text:p>-0,062096184968947</text:p>
          </table:table-cell>
          <table:table-cell table:formula="of:=SQRT([.$D$5]/[.$D$1])*(COS([.A72])-[.$D$3]*SIN([.A72]))" office:value-type="float" office:value="0.561256448139554" calcext:value-type="float">
            <text:p>0,5612564481395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formula="of:=SQRT([.$D$5]/[.$D$1])*(COS([.A73])+[.$D$3]*SIN([.A73]))" office:value-type="float" office:value="1.15383753714772" calcext:value-type="float">
            <text:p>1,15383753714772</text:p>
          </table:table-cell>
          <table:table-cell table:formula="of:=SQRT([.$D$5]*[.$D$1])*SIN([.A73])" office:value-type="float" office:value="12.3261611864936" calcext:value-type="float">
            <text:p>12,3261611864936</text:p>
          </table:table-cell>
          <table:table-cell table:formula="of:=1/(SQRT([.$D$5]*[.$D$1]))*(-1*(1+[.$D$3]*[.$D$7])*SIN([.A73])+([.$D$3]-[.$D$7])*COS([.A73]))" office:value-type="float" office:value="-0.0668486299563549" calcext:value-type="float">
            <text:p>-0,066848629956355</text:p>
          </table:table-cell>
          <table:table-cell table:formula="of:=SQRT([.$D$5]/[.$D$1])*(COS([.A73])-[.$D$3]*SIN([.A73]))" office:value-type="float" office:value="0.453487469733306" calcext:value-type="float">
            <text:p>0,45348746973330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G1:Sheet1.K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.00.0000</text:date>, <text:time style:data-style-name="N2" text:time-value="19:45:29.157529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hdan Dudar</meta:initial-creator>
    <meta:creation-date>2018-06-27T17:11:50.943273061</meta:creation-date>
    <dc:date>2018-07-01T20:23:56.638839958</dc:date>
    <dc:creator>Bohdan Dudar</dc:creator>
    <meta:editing-duration>PT1H29M11S</meta:editing-duration>
    <meta:editing-cycles>3</meta:editing-cycles>
    <meta:generator>LibreOffice/5.3.6.1$Linux_X86_64 LibreOffice_project/30$Build-1</meta:generator>
    <meta:document-statistic meta:table-count="1" meta:cell-count="395" meta:object-count="0"/>
  </office:meta>
</office:document-meta>
</file>